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9b5" officeooo:paragraph-rsid="0016a9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7:40:02.911160840</meta:creation-date>
    <dc:date>2022-12-14T17:41:10.641115720</dc:date>
    <meta:editing-duration>PT1M1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4.2$Linux_X86_64 LibreOffice_project/30$Build-2</meta:generator>
  </office:meta>
</office:document-meta>
</file>